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8-8, 0-1 SL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3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 (4-9, 1-0 SL)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3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51</text:p>
          </table:table-cell>
          <table:table-cell office:value-type="string">
            <text:p>.25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037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.07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7</text:p>
          </table:table-cell>
          <table:table-cell office:value-type="string">
            <text:p>54</text:p>
          </table:table-cell>
          <table:table-cell office:value-type="string">
            <text:p>.31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520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19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58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0</text:p>
          </table:table-cell>
          <table:table-cell office:value-type="string">
            <text:p>146</text:p>
          </table:table-cell>
          <table:table-cell office:value-type="string">
            <text:p>.253</text:p>
          </table:table-cell>
          <table:table-cell office:value-type="string">
            <text:p>5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3.5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52</text:p>
          </table:table-cell>
          <table:table-cell office:value-type="string">
            <text:p>.28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5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1</text:p>
          </table:table-cell>
          <table:table-cell office:value-type="string">
            <text:p>19</text:p>
          </table:table-cell>
          <table:table-cell office:value-type="string">
            <text:p>140</text:p>
          </table:table-cell>
          <table:table-cell office:value-type="string">
            <text:p>.300</text:p>
          </table:table-cell>
          <table:table-cell office:value-type="string">
            <text:p>58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